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bebebe&quot;/&quot;#cbcccc&quot;/g&quot; *.svg" calcext:value-type="string">
            <text:p>sed -i --follow-symlinks "s/"#bebeb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df5656&quot;/&quot;#c7484a&quot;/g&quot; *.svg" calcext:value-type="string">
            <text:p>sed -i --follow-symlinks "s/"#df5656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ff9292&quot;/&quot;#fd7e7c&quot;/g&quot; *.svg" calcext:value-type="string">
            <text:p>sed -i --follow-symlinks "s/"#ff9292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423c50&quot;/&quot;#44475a&quot;/g&quot; *.svg" calcext:value-type="string">
            <text:p>sed -i --follow-symlinks "s/"#423c50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c83737&quot;/&quot;#c7484a&quot;/g&quot; *.svg" calcext:value-type="string">
            <text:p>sed -i --follow-symlinks "s/"#c8373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3d4144&quot;/&quot;#44475a&quot;/g&quot; *.svg" calcext:value-type="string">
            <text:p>sed -i --follow-symlinks "s/"#3d4144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24a9f7&quot;/&quot;#13b1d5&quot;/g&quot; *.svg" calcext:value-type="string">
            <text:p>sed -i --follow-symlinks "s/"#24a9f7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ec5056&quot;/&quot;#ff5555&quot;/g&quot; *.svg" calcext:value-type="string">
            <text:p>sed -i --follow-symlinks "s/"#ec5056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e82e34&quot;/&quot;#ff5555&quot;/g&quot; *.svg" calcext:value-type="string">
            <text:p>sed -i --follow-symlinks "s/"#e82e34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33a5ff&quot;/&quot;#13b1d5&quot;/g&quot; *.svg" calcext:value-type="string">
            <text:p>sed -i --follow-symlinks "s/"#33a5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8cc64c&quot;/&quot;#46c66a&quot;/g&quot; *.svg" calcext:value-type="string">
            <text:p>sed -i --follow-symlinks "s/"#8cc64c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232629&quot;/&quot;#282a36&quot;/g&quot; *.svg" calcext:value-type="string">
            <text:p>sed -i --follow-symlinks "s/"#232629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fcfcfc&quot;/&quot;#f8f8f2&quot;/g&quot; *.svg" calcext:value-type="string">
            <text:p>sed -i --follow-symlinks "s/"#fcfcf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7fbc34&quot;/&quot;#46c66a&quot;/g&quot; *.svg" calcext:value-type="string">
            <text:p>sed -i --follow-symlinks "s/"#7fbc3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8cc348&quot;/&quot;#46c66a&quot;/g&quot; *.svg" calcext:value-type="string">
            <text:p>sed -i --follow-symlinks "s/"#8cc348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008000&quot;/&quot;#46c66a&quot;/g&quot; *.svg" calcext:value-type="string">
            <text:p>sed -i --follow-symlinks "s/"#00800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cacbcf&quot;/&quot;#cbcccc&quot;/g&quot; *.svg" calcext:value-type="string">
            <text:p>sed -i --follow-symlinks "s/"#cacbcf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85858a&quot;/&quot;#717380&quot;/g&quot; *.svg" calcext:value-type="string">
            <text:p>sed -i --follow-symlinks "s/"#85858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949496&quot;/&quot;#9ea0a6&quot;/g&quot; *.svg" calcext:value-type="string">
            <text:p>sed -i --follow-symlinks "s/"#949496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57cfc2&quot;/&quot;#8be9fd&quot;/g&quot; *.svg" calcext:value-type="string">
            <text:p>sed -i --follow-symlinks "s/"#57cfc2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419bc8&quot;/&quot;#168daa&quot;/g&quot; *.svg" calcext:value-type="string">
            <text:p>sed -i --follow-symlinks "s/"#419bc8"/"#168da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8cd839&quot;/&quot;#50fa7b&quot;/g&quot; *.svg" calcext:value-type="string">
            <text:p>sed -i --follow-symlinks "s/"#8cd839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d3d9dc&quot;/&quot;#cbcccc&quot;/g&quot; *.svg" calcext:value-type="string">
            <text:p>sed -i --follow-symlinks "s/"#d3d9d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dc4f45&quot;/&quot;#c7484a&quot;/g&quot; *.svg" calcext:value-type="string">
            <text:p>sed -i --follow-symlinks "s/"#dc4f45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2569bbe&quot;/&quot;#6272a4&quot;/g&quot; *.svg" calcext:value-type="string">
            <text:p>sed -i --follow-symlinks "s/"#2569bbe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72787e&quot;/&quot;#717380&quot;/g&quot; *.svg" calcext:value-type="string">
            <text:p>sed -i --follow-symlinks "s/"#72787e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96ffff&quot;/&quot;#8be9fd&quot;/g&quot; *.svg" calcext:value-type="string">
            <text:p>sed -i --follow-symlinks "s/"#96ffff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dae0e2&quot;/&quot;#cbcccc&quot;/g&quot; *.svg" calcext:value-type="string">
            <text:p>sed -i --follow-symlinks "s/"#dae0e2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ec6e28&quot;/&quot;#c7484a&quot;/g&quot; *.svg" calcext:value-type="string">
            <text:p>sed -i --follow-symlinks "s/"#ec6e28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373a3d&quot;/&quot;#44475a&quot;/g&quot; *.svg" calcext:value-type="string">
            <text:p>sed -i --follow-symlinks "s/"#373a3d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df4139&quot;/&quot;#ff5555&quot;/g&quot; *.svg" calcext:value-type="string">
            <text:p>sed -i --follow-symlinks "s/"#df4139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c36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44c367&quot;/&quot;#46c66a&quot;/g&quot; *.svg" calcext:value-type="string">
            <text:p>sed -i --follow-symlinks "s/"#44c367"/"#46c66a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4:55:26.410190527</dc:date>
    <meta:editing-duration>PT6H16S</meta:editing-duration>
    <meta:editing-cycles>88</meta:editing-cycles>
    <meta:generator>LibreOffice/7.4.5.1$Linux_X86_64 LibreOffice_project/40$Build-1</meta:generator>
    <meta:document-statistic meta:table-count="1" meta:cell-count="1385" meta:object-count="0"/>
  </office:meta>
</office:document-meta>
</file>